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113000000B7E96C083AD6E6D96D.png" manifest:media-type="image/png"/>
  <manifest:file-entry manifest:full-path="Pictures/100000000000015E0000015EF7B658F107983DDA.png" manifest:media-type="image/png"/>
  <manifest:file-entry manifest:full-path="Pictures/10000000000001F4000001F48C7EC8010087A89C.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ong" svg:font-family="Song"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textarea-vertical-align="middle"/>
    </style:style>
    <style:style style:name="gr10" style:family="graphic" style:parent-style-name="objectwithoutfill">
      <style:graphic-properties draw:marker-start="Arrow" draw:marker-start-width="0.3cm" draw:marker-end="Arrow" draw:marker-end-width="0.3cm" draw:fill="none" draw:textarea-vertical-align="middle"/>
    </style:style>
    <style:style style:name="gr1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999999"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999999"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37"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graphic-properties draw:stroke="none" svg:stroke-color="#000000" draw:fill="none" draw:fill-color="#ffffff" fo:min-height="0.395cm"/>
    </style:style>
    <style:style style:name="gr74" style:family="graphic" style:parent-style-name="standard">
      <style:graphic-properties draw:stroke="none" svg:stroke-color="#000000" draw:fill="none" draw:fill-color="#ffffff" fo:min-height="0.385cm"/>
    </style:style>
    <style:style style:name="gr75" style:family="graphic" style:parent-style-name="standard">
      <style:graphic-properties draw:stroke="none" svg:stroke-color="#000000" draw:fill="none" draw:fill-color="#ffffff" fo:min-height="0.893cm"/>
    </style:style>
    <style:style style:name="gr7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347cm" fo:min-width="3.13cm" fo:padding-top="0.095cm" fo:padding-bottom="0.095cm" fo:padding-left="0.22cm" fo:padding-right="0.22cm" fo:wrap-option="no-wrap" draw:shadow="hidden" draw:shadow-offset-x="0.2cm" draw:shadow-offset-y="0.2cm" draw:shadow-color="#808080"/>
    </style:style>
    <style:style style:name="gr8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077cm" fo:min-width="0.832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1.178cm" fo:min-width="1.338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333cm" fo:min-width="0.787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graphic-properties draw:stroke="none" svg:stroke-color="#000000" draw:fill="none" draw:fill-color="#ffffff" fo:min-height="0.512cm"/>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paragraph-properties fo:text-align="center"/>
    </style:style>
    <style:style style:name="P9" style:family="paragraph">
      <loext:graphic-properties draw:fill="none"/>
      <style:paragraph-properties fo:text-align="center"/>
    </style:style>
    <style:style style:name="P10"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text-properties fo:font-size="10pt" style:font-size-asian="10pt" style:font-size-complex="10pt"/>
    </style:style>
    <style:style style:name="P15" style:family="paragraph">
      <loext:graphic-properties draw:fill="none" draw:fill-color="#ffffff"/>
      <style:text-properties fo:font-size="10pt" style:font-size-asian="10pt" style:font-size-complex="10pt"/>
    </style:style>
    <style:style style:name="P16" style:family="paragraph">
      <loext:graphic-properties draw:fill="none" draw:fill-color="#ffffff"/>
    </style:style>
    <style:style style:name="P17"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align="center" fo:text-indent="0cm"/>
    </style:style>
    <style:style style:name="P21"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2" style:family="paragraph">
      <loext:graphic-properties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solid" draw:fill-color="#39b54a"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ize="10pt" style:font-size-asian="10pt" style:font-size-complex="10pt"/>
    </style:style>
    <style:style style:name="T2" style:family="text">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2" draw:id="id2">
          <draw:glue-point draw:id="4" svg:x="3.125cm" svg:y="-1.666cm"/>
          <draw:glue-point draw:id="5" svg:x="3.125cm" svg:y="0.833cm"/>
          <draw:glue-point draw:id="6" svg:x="3.125cm" svg:y="3.333cm"/>
          <draw:glue-point draw:id="7" svg:x="0cm" svg:y="4.166cm"/>
          <draw:glue-point draw:id="8" svg:x="-3.125cm" svg:y="5cm"/>
          <draw:glue-point draw:id="9" svg:x="-5cm" svg:y="4.5cm"/>
          <draw:glue-point draw:id="10" svg:x="-5cm" svg:y="2.5cm"/>
          <draw:glue-point draw:id="11" svg:x="-5cm" svg:y="-0.5cm"/>
          <draw:glue-point draw:id="12" svg:x="-1.875cm" svg:y="-1.333cm"/>
          <draw:path draw:style-name="gr1" draw:text-style-name="P1" draw:layer="layout" svg:width="0.972cm" svg:height="0.461cm" svg:x="24.411cm" svg:y="8.444cm" svg:viewBox="0 0 973 462" svg:d="M0 462c223 0 630-105 842-202 212-96 152-260-71-260 0 0-779 463-771 462z">
            <text:p/>
          </draw:path>
          <draw:g>
            <draw:polygon draw:style-name="gr2" draw:text-style-name="P2" draw:layer="layout" svg:width="0.778cm" svg:height="1.301cm" svg:x="24.403cm" svg:y="7.605cm" svg:viewBox="0 0 779 1302" draw:points="0,1302 0,318 779,0 779,983">
              <text:p/>
            </draw:polygon>
            <draw:polygon draw:style-name="gr3" draw:text-style-name="P3" draw:layer="layout" svg:width="0.991cm" svg:height="0.404cm" svg:x="24.19cm" svg:y="7.519cm" svg:viewBox="0 0 992 405" draw:points="213,405 0,318 780,0 992,87">
              <text:p/>
            </draw:polygon>
            <draw:polygon draw:style-name="gr4" draw:text-style-name="P4" draw:layer="layout" svg:width="0.212cm" svg:height="1.069cm" svg:x="24.19cm" svg:y="7.837cm" svg:viewBox="0 0 213 1070" draw:points="0,983 0,0 213,87 213,1070">
              <text:p/>
            </draw:polygon>
            <draw:polygon draw:style-name="gr5" draw:text-style-name="P5" draw:layer="layout" svg:width="0.991cm" svg:height="1.387cm" svg:x="24.19cm" svg:y="7.519cm" svg:viewBox="0 0 992 1388" draw:points="0,1302 0,318 780,0 992,87 992,1070 213,1388">
              <text:p/>
            </draw:polygon>
            <draw:polygon draw:style-name="gr6" draw:text-style-name="P6" draw:layer="layout" svg:width="0.07cm" svg:height="0.086cm" svg:x="24.261cm" svg:y="8.039cm" svg:viewBox="0 0 71 87" draw:points="0,58 0,0 71,29 71,87">
              <text:p/>
            </draw:polygon>
            <draw:polygon draw:style-name="gr7" draw:text-style-name="P7" draw:layer="layout" svg:width="0.07cm" svg:height="0.606cm" svg:x="25.04cm" svg:y="6.969cm" svg:viewBox="0 0 71 607" draw:points="0,579 0,0 71,0 71,607">
              <text:p/>
            </draw:polygon>
          </draw:g>
        </draw:g>
        <draw:frame draw:style-name="gr8" draw:text-style-name="P8" xml:id="id1" draw:id="id1" draw:layer="layout" svg:width="3.172cm" svg:height="3.172cm" svg:x="20.812cm" svg:y="2.651cm">
          <draw:image xlink:href="Pictures/10000000000001F4000001F48C7EC8010087A89C.png" xlink:type="simple" xlink:show="embed" xlink:actuate="onLoad">
            <text:p/>
          </draw:image>
        </draw:frame>
        <draw:frame draw:style-name="gr8" draw:text-style-name="P8" xml:id="id3" draw:id="id3" draw:layer="layout" svg:width="3.175cm" svg:height="3.175cm" svg:x="20.558cm" svg:y="9.763cm">
          <draw:image xlink:href="Pictures/100000000000015E0000015EF7B658F107983DDA.png" xlink:type="simple" xlink:show="embed" xlink:actuate="onLoad">
            <text:p/>
          </draw:image>
        </draw:frame>
        <draw:connector draw:style-name="gr9" draw:text-style-name="P8" draw:layer="layout" svg:x1="23.984cm" svg:y1="4.237cm" svg:x2="24.787cm" svg:y2="6.969cm" draw:start-shape="id1" draw:start-glue-point="1" draw:end-shape="id2" draw:end-glue-point="0" svg:d="M23984 4237h803v2732" svg:viewBox="0 0 804 2733">
          <text:p/>
        </draw:connector>
        <draw:connector draw:style-name="gr9" draw:text-style-name="P8" draw:layer="layout" svg:x1="23.733cm" svg:y1="11.35cm" svg:x2="24.787cm" svg:y2="8.745cm" draw:start-shape="id3" draw:start-glue-point="1" draw:end-shape="id2" draw:end-glue-point="7" svg:d="M23733 11350h1054v-2605" svg:viewBox="0 0 1055 2606">
          <text:p/>
        </draw:connector>
        <draw:frame draw:style-name="gr8" draw:text-style-name="P8" xml:id="id6" draw:id="id6" draw:layer="layout" svg:width="3.878cm" svg:height="2.58cm" svg:x="13.319cm" svg:y="12.938cm">
          <draw:image xlink:href="Pictures/1000000000000113000000B7E96C083AD6E6D96D.png" xlink:type="simple" xlink:show="embed" xlink:actuate="onLoad">
            <text:p/>
          </draw:image>
        </draw:frame>
        <draw:frame draw:style-name="gr8" draw:text-style-name="P8" xml:id="id5" draw:id="id5" draw:layer="layout" svg:width="3.878cm" svg:height="2.58cm" svg:x="13.378cm" svg:y="10.104cm">
          <draw:image xlink:href="Pictures/1000000000000113000000B7E96C083AD6E6D96D.png" xlink:type="simple" xlink:show="embed" xlink:actuate="onLoad">
            <text:p/>
          </draw:image>
        </draw:frame>
        <draw:frame draw:style-name="gr8" draw:text-style-name="P8" xml:id="id4" draw:id="id4" draw:layer="layout" svg:width="3.878cm" svg:height="2.58cm" svg:x="13.251cm" svg:y="7.35cm">
          <draw:image xlink:href="Pictures/1000000000000113000000B7E96C083AD6E6D96D.png" xlink:type="simple" xlink:show="embed" xlink:actuate="onLoad">
            <text:p/>
          </draw:image>
        </draw:frame>
        <draw:connector draw:style-name="gr10" draw:text-style-name="P9" draw:layer="layout" svg:x1="17.129cm" svg:y1="8.64cm" svg:x2="22.145cm" svg:y2="9.763cm" draw:start-shape="id4" draw:start-glue-point="1" draw:end-shape="id3" draw:end-glue-point="0" svg:d="M17129 8640h5016v1123" svg:viewBox="0 0 5017 1124">
          <text:p/>
        </draw:connector>
        <draw:connector draw:style-name="gr10" draw:text-style-name="P9" draw:layer="layout" svg:x1="17.256cm" svg:y1="11.394cm" svg:x2="20.558cm" svg:y2="11.35cm" draw:start-shape="id5" draw:start-glue-point="1" draw:end-shape="id3" draw:end-glue-point="3" svg:d="M17256 11394h1651v-44h1651" svg:viewBox="0 0 3303 45">
          <text:p/>
        </draw:connector>
        <draw:connector draw:style-name="gr10" draw:text-style-name="P9" draw:layer="layout" svg:x1="17.197cm" svg:y1="14.228cm" svg:x2="22.145cm" svg:y2="12.938cm" draw:start-shape="id6" draw:start-glue-point="1" draw:end-shape="id3" draw:end-glue-point="2" svg:d="M17197 14228h4948v-1290" svg:viewBox="0 0 4949 1291">
          <text:p/>
        </draw:connector>
        <draw:g xml:id="id7" draw:id="id7">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11" draw:text-style-name="P10" draw:layer="layout" svg:width="0.439cm" svg:height="0.508cm" svg:x="7.424cm" svg:y="16.573cm" svg:viewBox="0 0 440 509" draw:points="440,305 352,0 0,203 88,509">
              <text:p/>
            </draw:polygon>
            <draw:polygon draw:style-name="gr12" draw:text-style-name="P3" draw:layer="layout" svg:width="0.967cm" svg:height="0.558cm" svg:x="6.808cm" svg:y="16.217cm" svg:viewBox="0 0 968 559" draw:points="968,356 792,203 528,51 352,0 0,203 176,254 440,407 616,559">
              <text:p/>
            </draw:polygon>
            <draw:path draw:style-name="gr13" draw:text-style-name="P4" draw:layer="layout" svg:width="0.791cm" svg:height="0.66cm" svg:x="6.72cm" svg:y="16.42cm" svg:viewBox="0 0 792 661" svg:d="M0 203c0-305 176-203 352-101 176 101 352 101 440 559 0 0-352-203-792-458z">
              <text:p/>
            </draw:path>
            <draw:path draw:style-name="gr14" draw:text-style-name="P5" draw:layer="layout" svg:width="1.143cm" svg:height="0.864cm" svg:x="6.72cm" svg:y="16.217cm" svg:viewBox="0 0 1144 865" svg:d="M440 0c176 51 176 51 352 153 88 50 264 101 352 508-176 102-176 102-352 204-101-47-616-356-792-458 0-254 176-254 440-407z">
              <text:p/>
            </draw:path>
          </draw:g>
          <draw:g>
            <draw:path draw:style-name="gr15" draw:text-style-name="P1" draw:layer="layout" svg:width="1.016cm" svg:height="0.629cm" svg:x="3.944cm" svg:y="16.917cm" svg:viewBox="0 0 1017 630" svg:d="M0 630c241 0 849-280 970-350s-1-280-242-280c0 153-728 630-728 630z">
              <text:p/>
            </draw:path>
            <draw:g>
              <draw:polygon draw:style-name="gr16" draw:text-style-name="P10" draw:layer="layout" svg:width="0.879cm" svg:height="0.711cm" svg:x="3.795cm" svg:y="16.905cm" svg:viewBox="0 0 880 712" draw:points="880,203 880,0 0,509 0,712">
                <text:p/>
              </draw:polygon>
              <draw:polygon draw:style-name="gr17" draw:text-style-name="P10" draw:layer="layout" svg:width="0.879cm" svg:height="0.864cm" svg:x="3.091cm" svg:y="16.142cm" svg:viewBox="0 0 880 865" draw:points="880,356 880,0 0,509 0,865">
                <text:p/>
              </draw:polygon>
              <draw:polygon draw:style-name="gr18" draw:text-style-name="P3" draw:layer="layout" svg:width="1.583cm" svg:height="0.914cm" svg:x="3.091cm" svg:y="16.498cm" svg:viewBox="0 0 1584 915" draw:points="1584,407 880,0 0,509 704,915">
                <text:p/>
              </draw:polygon>
              <draw:polygon draw:style-name="gr19" draw:text-style-name="P4" draw:layer="layout" svg:width="0.879cm" svg:height="0.864cm" svg:x="2.915cm" svg:y="16.752cm" svg:viewBox="0 0 880 865" draw:points="880,865 880,661 176,254 176,0 0,102 0,356">
                <text:p/>
              </draw:polygon>
              <draw:polygon draw:style-name="gr20" draw:text-style-name="P10" draw:layer="layout" svg:width="2.814cm" svg:height="3.864cm" svg:x="2.827cm" svg:y="13.04cm" svg:viewBox="0 0 2815 3865" draw:points="2815,2238 2815,0 0,1627 0,3865">
                <text:p/>
              </draw:polygon>
              <draw:polygon draw:style-name="gr21" draw:text-style-name="P11" draw:layer="layout" svg:width="2.638cm" svg:height="3.559cm" svg:x="2.915cm" svg:y="13.192cm" svg:viewBox="0 0 2639 3560" draw:points="2639,2034 2639,0 0,1526 0,3560">
                <text:p/>
              </draw:polygon>
              <draw:polygon draw:style-name="gr22" draw:text-style-name="P3" draw:layer="layout" svg:width="2.99cm" svg:height="1.728cm" svg:x="2.651cm" svg:y="12.938cm" svg:viewBox="0 0 2991 1729" draw:points="176,1729 2991,102 2815,0 0,1627">
                <text:p/>
              </draw:polygon>
              <draw:polygon draw:style-name="gr23" draw:text-style-name="P4" draw:layer="layout" svg:width="0.175cm" svg:height="2.338cm" svg:x="2.651cm" svg:y="14.565cm" svg:viewBox="0 0 176 2339" draw:points="176,2339 176,102 0,0 0,2238">
                <text:p/>
              </draw:polygon>
              <draw:polygon draw:style-name="gr24" draw:text-style-name="P5" draw:layer="layout" svg:width="2.99cm" svg:height="4.678cm" svg:x="2.651cm" svg:y="12.938cm" svg:viewBox="0 0 2991 4679" draw:points="2815,0 0,1627 0,3865 176,3967 264,3916 264,4170 1143,4679 2023,4170 2023,3967 1319,3560 1319,3306 2991,2339 2991,102">
                <text:p/>
              </draw:polygon>
            </draw:g>
          </draw:g>
          <draw:g>
            <draw:path draw:style-name="gr25" draw:text-style-name="P1" draw:layer="layout" svg:width="0.748cm" svg:height="0.489cm" svg:x="6.381cm" svg:y="17.292cm" svg:viewBox="0 0 749 490" svg:d="M0 490c0 0 485-140 606-210 131-76 242-280 0-280 0 153-606 490-606 490z">
              <text:p/>
            </draw:path>
            <draw:g>
              <draw:polygon draw:style-name="gr26" draw:text-style-name="P3" draw:layer="layout" svg:width="3.782cm" svg:height="2.186cm" svg:x="3.204cm" svg:y="16.652cm" svg:viewBox="0 0 3783 2187" draw:points="968,2187 3783,559 2815,0 0,1627">
                <text:p/>
              </draw:polygon>
              <draw:polygon draw:style-name="gr27" draw:text-style-name="P4" draw:layer="layout" svg:width="0.967cm" svg:height="0.762cm" svg:x="3.204cm" svg:y="18.279cm" svg:viewBox="0 0 968 763" draw:points="968,763 968,559 0,0 0,203">
                <text:p/>
              </draw:polygon>
              <draw:polygon draw:style-name="gr28" draw:text-style-name="P10" draw:layer="layout" svg:width="2.814cm" svg:height="1.83cm" svg:x="4.172cm" svg:y="17.211cm" svg:viewBox="0 0 2815 1831" draw:points="2815,203 2815,0 0,1627 0,1831">
                <text:p/>
              </draw:polygon>
              <draw:polygon draw:style-name="gr29" draw:text-style-name="P5" draw:layer="layout" svg:width="3.782cm" svg:height="2.389cm" svg:x="3.204cm" svg:y="16.652cm" svg:viewBox="0 0 3783 2390" draw:points="2815,0 0,1627 0,1831 968,2390 3783,763 3783,559">
                <text:p/>
              </draw:polygon>
              <draw:g>
                <draw:polygon draw:style-name="gr30" draw:text-style-name="P12" draw:layer="layout" svg:width="1.231cm" svg:height="0.711cm" svg:x="5.532cm" svg:y="16.79cm" svg:viewBox="0 0 1232 712" draw:points="1232,407 528,0 0,305 704,712">
                  <text:p/>
                </draw:polygon>
                <draw:line draw:style-name="gr31" draw:text-style-name="P13" draw:layer="layout" svg:x1="6.588cm" svg:y1="17.299cm" svg:x2="5.884cm" svg:y2="16.892cm">
                  <text:p/>
                </draw:line>
                <draw:line draw:style-name="gr32" draw:text-style-name="P13" draw:layer="layout" svg:x1="6.412cm" svg:y1="17.4cm" svg:x2="5.708cm" svg:y2="16.993cm">
                  <text:p/>
                </draw:line>
                <draw:line draw:style-name="gr33" draw:text-style-name="P13" draw:layer="layout" svg:x1="6.236cm" svg:y1="16.892cm" svg:x2="5.708cm" svg:y2="17.197cm">
                  <text:p/>
                </draw:line>
                <draw:line draw:style-name="gr34" draw:text-style-name="P13" draw:layer="layout" svg:x1="6.412cm" svg:y1="16.993cm" svg:x2="5.884cm" svg:y2="17.298cm">
                  <text:p/>
                </draw:line>
                <draw:line draw:style-name="gr35" draw:text-style-name="P13" draw:layer="layout" svg:x1="6.588cm" svg:y1="17.095cm" svg:x2="6.236cm" svg:y2="17.298cm">
                  <text:p/>
                </draw:line>
              </draw:g>
              <draw:g>
                <draw:polygon draw:style-name="gr36" draw:text-style-name="P12" draw:layer="layout" svg:width="2.55cm" svg:height="1.474cm" svg:x="3.471cm" svg:y="17.217cm" svg:viewBox="0 0 2551 1475" draw:points="2551,407 1847,0 0,1068 703,1475">
                  <text:p/>
                </draw:polygon>
                <draw:line draw:style-name="gr37" draw:text-style-name="P13" draw:layer="layout" svg:x1="5.846cm" svg:y1="17.522cm" svg:x2="3.998cm" svg:y2="18.59cm">
                  <text:p/>
                </draw:line>
                <draw:line draw:style-name="gr38" draw:text-style-name="P13" draw:layer="layout" svg:x1="5.67cm" svg:y1="17.421cm" svg:x2="3.822cm" svg:y2="18.489cm">
                  <text:p/>
                </draw:line>
                <draw:line draw:style-name="gr39" draw:text-style-name="P13" draw:layer="layout" svg:x1="5.494cm" svg:y1="17.319cm" svg:x2="3.646cm" svg:y2="18.387cm">
                  <text:p/>
                </draw:line>
                <draw:line draw:style-name="gr40" draw:text-style-name="P13" draw:layer="layout" svg:x1="3.823cm" svg:y1="18.286cm" svg:x2="3.647cm" svg:y2="18.184cm">
                  <text:p/>
                </draw:line>
                <draw:line draw:style-name="gr41" draw:text-style-name="P13" draw:layer="layout" svg:x1="3.999cm" svg:y1="18.184cm" svg:x2="3.823cm" svg:y2="18.082cm">
                  <text:p/>
                </draw:line>
                <draw:line draw:style-name="gr42" draw:text-style-name="P13" draw:layer="layout" svg:x1="4.175cm" svg:y1="18.082cm" svg:x2="3.999cm" svg:y2="17.98cm">
                  <text:p/>
                </draw:line>
                <draw:line draw:style-name="gr43" draw:text-style-name="P13" draw:layer="layout" svg:x1="4.087cm" svg:y1="18.336cm" svg:x2="3.911cm" svg:y2="18.234cm">
                  <text:p/>
                </draw:line>
                <draw:line draw:style-name="gr44" draw:text-style-name="P13" draw:layer="layout" svg:x1="4.262cm" svg:y1="18.235cm" svg:x2="4.086cm" svg:y2="18.133cm">
                  <text:p/>
                </draw:line>
                <draw:line draw:style-name="gr45" draw:text-style-name="P13" draw:layer="layout" svg:x1="4.438cm" svg:y1="18.133cm" svg:x2="4.262cm" svg:y2="18.031cm">
                  <text:p/>
                </draw:line>
                <draw:line draw:style-name="gr46" draw:text-style-name="P13" draw:layer="layout" svg:x1="4.35cm" svg:y1="17.98cm" svg:x2="4.174cm" svg:y2="17.878cm">
                  <text:p/>
                </draw:line>
                <draw:line draw:style-name="gr47" draw:text-style-name="P13" draw:layer="layout" svg:x1="4.614cm" svg:y1="18.031cm" svg:x2="4.438cm" svg:y2="17.929cm">
                  <text:p/>
                </draw:line>
                <draw:line draw:style-name="gr48" draw:text-style-name="P13" draw:layer="layout" svg:x1="4.526cm" svg:y1="17.879cm" svg:x2="4.35cm" svg:y2="17.777cm">
                  <text:p/>
                </draw:line>
                <draw:line draw:style-name="gr49" draw:text-style-name="P13" draw:layer="layout" svg:x1="4.702cm" svg:y1="17.777cm" svg:x2="4.526cm" svg:y2="17.675cm">
                  <text:p/>
                </draw:line>
                <draw:line draw:style-name="gr50" draw:text-style-name="P13" draw:layer="layout" svg:x1="4.878cm" svg:y1="17.675cm" svg:x2="4.702cm" svg:y2="17.573cm">
                  <text:p/>
                </draw:line>
                <draw:line draw:style-name="gr51" draw:text-style-name="P13" draw:layer="layout" svg:x1="4.79cm" svg:y1="17.93cm" svg:x2="4.614cm" svg:y2="17.828cm">
                  <text:p/>
                </draw:line>
                <draw:line draw:style-name="gr52" draw:text-style-name="P13" draw:layer="layout" svg:x1="4.966cm" svg:y1="17.828cm" svg:x2="4.79cm" svg:y2="17.726cm">
                  <text:p/>
                </draw:line>
                <draw:line draw:style-name="gr53" draw:text-style-name="P13" draw:layer="layout" svg:x1="5.142cm" svg:y1="17.726cm" svg:x2="4.966cm" svg:y2="17.624cm">
                  <text:p/>
                </draw:line>
                <draw:line draw:style-name="gr54" draw:text-style-name="P13" draw:layer="layout" svg:x1="5.054cm" svg:y1="17.574cm" svg:x2="4.878cm" svg:y2="17.472cm">
                  <text:p/>
                </draw:line>
                <draw:line draw:style-name="gr55" draw:text-style-name="P13" draw:layer="layout" svg:x1="5.318cm" svg:y1="17.624cm" svg:x2="5.142cm" svg:y2="17.522cm">
                  <text:p/>
                </draw:line>
                <draw:line draw:style-name="gr56" draw:text-style-name="P13" draw:layer="layout" svg:x1="5.23cm" svg:y1="17.472cm" svg:x2="5.054cm" svg:y2="17.37cm">
                  <text:p/>
                </draw:line>
                <draw:line draw:style-name="gr57" draw:text-style-name="P13" draw:layer="layout" svg:x1="5.406cm" svg:y1="17.37cm" svg:x2="5.23cm" svg:y2="17.268cm">
                  <text:p/>
                </draw:line>
                <draw:line draw:style-name="gr58" draw:text-style-name="P13" draw:layer="layout" svg:x1="5.494cm" svg:y1="17.523cm" svg:x2="5.318cm" svg:y2="17.421cm">
                  <text:p/>
                </draw:line>
                <draw:line draw:style-name="gr59" draw:text-style-name="P13" draw:layer="layout" svg:x1="4.35cm" svg:y1="18.387cm" svg:x2="4.174cm" svg:y2="18.285cm">
                  <text:p/>
                </draw:line>
                <draw:line draw:style-name="gr60" draw:text-style-name="P13" draw:layer="layout" svg:x1="4.526cm" svg:y1="18.286cm" svg:x2="4.35cm" svg:y2="18.184cm">
                  <text:p/>
                </draw:line>
                <draw:line draw:style-name="gr61" draw:text-style-name="P13" draw:layer="layout" svg:x1="4.702cm" svg:y1="18.184cm" svg:x2="4.526cm" svg:y2="18.082cm">
                  <text:p/>
                </draw:line>
                <draw:line draw:style-name="gr62" draw:text-style-name="P13" draw:layer="layout" svg:x1="4.79cm" svg:y1="18.336cm" svg:x2="4.614cm" svg:y2="18.234cm">
                  <text:p/>
                </draw:line>
                <draw:line draw:style-name="gr63" draw:text-style-name="P13" draw:layer="layout" svg:x1="4.966cm" svg:y1="18.235cm" svg:x2="4.79cm" svg:y2="18.133cm">
                  <text:p/>
                </draw:line>
                <draw:line draw:style-name="gr64" draw:text-style-name="P13" draw:layer="layout" svg:x1="4.878cm" svg:y1="18.082cm" svg:x2="4.702cm" svg:y2="17.98cm">
                  <text:p/>
                </draw:line>
                <draw:line draw:style-name="gr65" draw:text-style-name="P13" draw:layer="layout" svg:x1="5.054cm" svg:y1="17.98cm" svg:x2="4.878cm" svg:y2="17.878cm">
                  <text:p/>
                </draw:line>
                <draw:line draw:style-name="gr66" draw:text-style-name="P13" draw:layer="layout" svg:x1="5.23cm" svg:y1="17.879cm" svg:x2="5.054cm" svg:y2="17.777cm">
                  <text:p/>
                </draw:line>
                <draw:line draw:style-name="gr67" draw:text-style-name="P13" draw:layer="layout" svg:x1="5.406cm" svg:y1="17.777cm" svg:x2="5.23cm" svg:y2="17.675cm">
                  <text:p/>
                </draw:line>
                <draw:line draw:style-name="gr68" draw:text-style-name="P13" draw:layer="layout" svg:x1="5.67cm" svg:y1="17.828cm" svg:x2="5.494cm" svg:y2="17.726cm">
                  <text:p/>
                </draw:line>
                <draw:line draw:style-name="gr69" draw:text-style-name="P13" draw:layer="layout" svg:x1="5.582cm" svg:y1="17.675cm" svg:x2="5.406cm" svg:y2="17.573cm">
                  <text:p/>
                </draw:line>
                <draw:line draw:style-name="gr70" draw:text-style-name="P13" draw:layer="layout" svg:x1="5.846cm" svg:y1="17.726cm" svg:x2="5.67cm" svg:y2="17.624cm">
                  <text:p/>
                </draw:line>
                <draw:line draw:style-name="gr71" draw:text-style-name="P13" draw:layer="layout" svg:x1="4.438cm" svg:y1="18.54cm" svg:x2="4.262cm" svg:y2="18.438cm">
                  <text:p/>
                </draw:line>
                <draw:line draw:style-name="gr72" draw:text-style-name="P13" draw:layer="layout" svg:x1="4.614cm" svg:y1="18.438cm" svg:x2="4.438cm" svg:y2="18.336cm">
                  <text:p/>
                </draw:line>
              </draw:g>
            </draw:g>
          </draw:g>
        </draw:g>
        <draw:frame draw:style-name="gr73" draw:text-style-name="P15" draw:layer="layout" svg:width="1.27cm" svg:height="0.645cm" svg:x="18.78cm" svg:y="8.674cm">
          <draw:text-box>
            <text:p text:style-name="P14"><text:span text:style-name="T1">USB</text:span></text:p>
          </draw:text-box>
        </draw:frame>
        <draw:frame draw:style-name="gr73" draw:text-style-name="P15" draw:layer="layout" svg:width="1.27cm" svg:height="0.645cm" svg:x="18.78cm" svg:y="11.531cm">
          <draw:text-box>
            <text:p text:style-name="P14"><text:span text:style-name="T1">USB</text:span></text:p>
          </draw:text-box>
        </draw:frame>
        <draw:frame draw:style-name="gr73" draw:text-style-name="P15" draw:layer="layout" svg:width="1.27cm" svg:height="0.645cm" svg:x="19.161cm" svg:y="14.335cm">
          <draw:text-box>
            <text:p text:style-name="P14"><text:span text:style-name="T1">USB</text:span></text:p>
          </draw:text-box>
        </draw:frame>
        <draw:frame draw:style-name="gr73" draw:text-style-name="P15" draw:layer="layout" svg:width="1.27cm" svg:height="0.645cm" svg:x="23.225cm" svg:y="14.335cm">
          <draw:text-box>
            <text:p text:style-name="P14"><text:span text:style-name="T1">USB</text:span></text:p>
          </draw:text-box>
        </draw:frame>
        <draw:frame draw:style-name="gr73" draw:text-style-name="P15" draw:layer="layout" svg:width="1.27cm" svg:height="0.645cm" svg:x="19.288cm" svg:y="16.357cm">
          <draw:text-box>
            <text:p text:style-name="P14"><text:span text:style-name="T1">WiFi</text:span></text:p>
          </draw:text-box>
        </draw:frame>
        <draw:frame draw:style-name="gr74" draw:text-style-name="P15" draw:layer="layout" svg:width="1.905cm" svg:height="0.645cm" svg:x="24.876cm" svg:y="4.81cm">
          <draw:text-box>
            <text:p text:style-name="P14"><text:span text:style-name="T1">Ethernet</text:span></text:p>
          </draw:text-box>
        </draw:frame>
        <draw:frame draw:style-name="gr74" draw:text-style-name="P15" draw:layer="layout" svg:width="1.905cm" svg:height="0.645cm" svg:x="24.749cm" svg:y="9.499cm">
          <draw:text-box>
            <text:p text:style-name="P14"><text:span text:style-name="T1">Ethernet</text:span></text:p>
          </draw:text-box>
        </draw:frame>
        <draw:frame draw:style-name="gr75" draw:text-style-name="P16" draw:layer="layout" svg:width="4.572cm" svg:height="1.143cm" svg:x="2.143cm" svg:y="1.762cm">
          <draw:text-box>
            <text:p>At the School</text:p>
          </draw:text-box>
        </draw:frame>
        <draw:connector draw:style-name="gr9" draw:text-style-name="P8" draw:layer="layout" draw:line-skew="1.658cm" svg:x1="7.864cm" svg:y1="15.99cm" svg:x2="25.16cm" svg:y2="7.616cm" draw:start-shape="id7" draw:start-glue-point="1" draw:end-shape="id2" draw:end-glue-point="4" svg:d="M7864 15990h19679v-8374h-2383" svg:viewBox="0 0 19680 8375">
          <text:p/>
        </draw:connector>
        <draw:g xml:id="id8" draw:id="id8">
          <draw:polygon draw:style-name="gr76" draw:text-style-name="P17" draw:layer="layout" svg:width="0.771cm" svg:height="0.752cm" svg:x="5.093cm" svg:y="11.399cm" svg:viewBox="0 0 772 753" draw:points="0,753 0,443 772,0 770,310">
            <text:p/>
          </draw:polygon>
          <draw:polygon draw:style-name="gr77" draw:text-style-name="P18" draw:layer="layout" svg:width="1.15cm" svg:height="0.663cm" svg:x="4.712cm" svg:y="11.178cm" svg:viewBox="0 0 1151 664" draw:points="383,664 0,443 768,0 1151,221">
            <text:p/>
          </draw:polygon>
          <draw:polygon draw:style-name="gr78" draw:text-style-name="P19" draw:layer="layout" svg:width="0.383cm" svg:height="0.53cm" svg:x="4.711cm" svg:y="11.62cm" svg:viewBox="0 0 384 531" draw:points="0,310 1,0 384,221 384,531">
            <text:p/>
          </draw:polygon>
          <draw:polygon draw:style-name="gr79" draw:text-style-name="P4" draw:layer="layout" svg:width="0.23cm" svg:height="0.265cm" svg:x="4.557cm" svg:y="11.886cm" svg:viewBox="0 0 231 266" draw:points="0,133 0,0 231,133 230,266">
            <text:p/>
          </draw:polygon>
          <draw:polygon draw:style-name="gr80" draw:text-style-name="P2" draw:layer="layout" svg:width="0.231cm" svg:height="0.265cm" svg:x="4.787cm" svg:y="11.886cm" svg:viewBox="0 0 232 266" draw:points="0,266 0,133 232,0 230,133">
            <text:p/>
          </draw:polygon>
          <draw:polygon draw:style-name="gr81" draw:text-style-name="P3" draw:layer="layout" svg:width="0.459cm" svg:height="0.265cm" svg:x="4.557cm" svg:y="11.753cm" svg:viewBox="0 0 460 266" draw:points="230,266 0,133 230,0 460,133">
            <text:p/>
          </draw:polygon>
          <draw:polygon draw:style-name="gr82" draw:text-style-name="P5" draw:layer="layout" svg:width="1.305cm" svg:height="0.973cm" svg:x="4.557cm" svg:y="11.178cm" svg:viewBox="0 0 1306 974" draw:points="384,886 230,974 0,841 0,709 154,620 154,443 923,0 1304,221 1306,531 537,974">
            <text:p/>
          </draw:polygon>
        </draw:g>
        <draw:custom-shape draw:style-name="gr83" draw:text-style-name="P21" xml:id="id9" draw:id="id9" draw:layer="layout" svg:width="5.465cm" svg:height="2.369cm" svg:x="1.885cm" svg:y="7.013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0"><text:span text:style-name="T2">School Wifi</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0" draw:id="id10">
          <draw:custom-shape draw:style-name="gr84" draw:text-style-name="P22" draw:layer="layout" svg:width="1.94cm" svg:height="1.931cm" svg:x="6.172cm" svg:y="3.6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85" draw:text-style-name="P23" draw:layer="layout" svg:width="1.185cm" svg:height="1.806cm" svg:x="6.603cm" svg:y="3.729cm" svg:viewBox="0 0 1186 1807" draw:points="0,125 216,125 323,62 539,0 862,125 647,125 754,311 431,623 323,685 216,748 431,872 539,997 862,997 1186,1184 970,1557 647,1807 647,1433 431,1184 539,1059 323,872 108,810 0,561">
            <text:p/>
          </draw:polygon>
          <draw:path draw:style-name="gr86" draw:text-style-name="P23" draw:layer="layout" svg:width="0.489cm" svg:height="0.822cm" svg:x="7.573cm" svg:y="3.841cm" svg:viewBox="0 0 490 823" svg:d="M431 823v-62l-108-187v-187l-107-249-216-125c216-125 647 685 431 810z">
            <text:p/>
          </draw:path>
          <draw:g>
            <draw:line draw:style-name="gr87" draw:text-style-name="P24" draw:layer="layout" svg:x1="7.034cm" svg:y1="4.913cm" svg:x2="6.926cm" svg:y2="4.477cm">
              <text:p/>
            </draw:line>
            <draw:line draw:style-name="gr88" draw:text-style-name="P24" draw:layer="layout" svg:x1="7.034cm" svg:y1="4.912cm" svg:x2="7.142cm" svg:y2="4.601cm">
              <text:p/>
            </draw:line>
            <draw:line draw:style-name="gr89" draw:text-style-name="P24" draw:layer="layout" svg:x1="7.25cm" svg:y1="4.912cm" svg:x2="7.142cm" svg:y2="4.601cm">
              <text:p/>
            </draw:line>
            <draw:line draw:style-name="gr90" draw:text-style-name="P24" draw:layer="layout" svg:x1="7.25cm" svg:y1="4.913cm" svg:x2="7.358cm" svg:y2="4.477cm">
              <text:p/>
            </draw:line>
          </draw:g>
          <draw:g>
            <draw:line draw:style-name="gr91" draw:text-style-name="P24" draw:layer="layout" svg:x1="7.681cm" svg:y1="4.913cm" svg:x2="7.573cm" svg:y2="4.477cm">
              <text:p/>
            </draw:line>
            <draw:line draw:style-name="gr92" draw:text-style-name="P24" draw:layer="layout" svg:x1="7.681cm" svg:y1="4.912cm" svg:x2="7.789cm" svg:y2="4.601cm">
              <text:p/>
            </draw:line>
            <draw:line draw:style-name="gr93" draw:text-style-name="P24" draw:layer="layout" svg:x1="7.897cm" svg:y1="4.912cm" svg:x2="7.789cm" svg:y2="4.601cm">
              <text:p/>
            </draw:line>
            <draw:line draw:style-name="gr94" draw:text-style-name="P24" draw:layer="layout" svg:x1="7.896cm" svg:y1="4.913cm" svg:x2="8.004cm" svg:y2="4.477cm">
              <text:p/>
            </draw:line>
          </draw:g>
          <draw:g>
            <draw:line draw:style-name="gr95" draw:text-style-name="P24" draw:layer="layout" svg:x1="6.388cm" svg:y1="4.913cm" svg:x2="6.28cm" svg:y2="4.477cm">
              <text:p/>
            </draw:line>
            <draw:line draw:style-name="gr96" draw:text-style-name="P24" draw:layer="layout" svg:x1="6.388cm" svg:y1="4.912cm" svg:x2="6.496cm" svg:y2="4.601cm">
              <text:p/>
            </draw:line>
            <draw:line draw:style-name="gr97" draw:text-style-name="P24" draw:layer="layout" svg:x1="6.603cm" svg:y1="4.912cm" svg:x2="6.495cm" svg:y2="4.601cm">
              <text:p/>
            </draw:line>
            <draw:line draw:style-name="gr98" draw:text-style-name="P24" draw:layer="layout" svg:x1="6.603cm" svg:y1="4.913cm" svg:x2="6.711cm" svg:y2="4.477cm">
              <text:p/>
            </draw:line>
          </draw:g>
        </draw:g>
        <draw:g xml:id="id11" draw:id="id11">
          <draw:custom-shape draw:style-name="gr99" draw:text-style-name="P25" draw:layer="layout" svg:width="1.877cm" svg:height="2.78cm" svg:x="10.495cm" svg:y="3.15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0" draw:text-style-name="P26" draw:layer="layout" svg:width="1.877cm" svg:height="0.881cm" svg:x="10.495cm" svg:y="3.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style-name="gr9" draw:text-style-name="P8" draw:layer="layout" svg:x1="5.211cm" svg:y1="11.178cm" svg:x2="4.89cm" svg:y2="9.381cm" draw:start-shape="id8" draw:start-glue-point="0" draw:end-shape="id9" draw:end-glue-point="4" svg:d="M5211 11178v-898h-321v-899" svg:viewBox="0 0 322 1798">
          <text:p/>
        </draw:connector>
        <draw:connector draw:style-name="gr9" draw:text-style-name="P8" draw:layer="layout" svg:x1="6.172cm" svg:y1="4.632cm" svg:x2="4.481cm" svg:y2="7.092cm" draw:start-shape="id10" draw:start-glue-point="3" draw:end-shape="id9" draw:end-glue-point="28" svg:d="M6172 4632h-1691v2460" svg:viewBox="0 0 1692 2461">
          <text:p/>
        </draw:connector>
        <draw:connector draw:style-name="gr9" draw:text-style-name="P8" draw:layer="layout" svg:x1="10.495cm" svg:y1="4.549cm" svg:x2="8.112cm" svg:y2="4.632cm" draw:start-shape="id11" draw:start-glue-point="3" draw:end-shape="id10" draw:end-glue-point="1" svg:d="M10495 4549h-1191v83h-1192" svg:viewBox="0 0 2384 84">
          <text:p/>
        </draw:connector>
        <draw:connector draw:style-name="gr10" draw:text-style-name="P9" draw:layer="layout" svg:x1="4.557cm" svg:y1="11.665cm" svg:x2="2.651cm" svg:y2="15.99cm" draw:start-shape="id8" draw:start-glue-point="3" draw:end-shape="id7" svg:d="M4557 11665h-2427v4325h521" svg:viewBox="0 0 2428 4326">
          <text:p/>
        </draw:connector>
        <draw:frame draw:style-name="gr73" draw:text-style-name="P15" draw:layer="layout" svg:width="1.27cm" svg:height="0.645cm" svg:x="2.143cm" svg:y="12.176cm">
          <draw:text-box>
            <text:p text:style-name="P14"><text:span text:style-name="T1">USB</text:span></text:p>
          </draw:text-box>
        </draw:frame>
        <draw:frame draw:style-name="gr73" draw:text-style-name="P15" draw:layer="layout" svg:width="1.27cm" svg:height="0.645cm" svg:x="5.191cm" svg:y="9.88cm">
          <draw:text-box>
            <text:p text:style-name="P14"><text:span text:style-name="T1">WiFi</text:span></text:p>
          </draw:text-box>
        </draw:frame>
        <draw:frame draw:style-name="gr101" draw:text-style-name="P15" draw:layer="layout" svg:width="1.905cm" svg:height="0.762cm" svg:x="10.906cm" svg:y="2.27cm">
          <draw:text-box>
            <text:p text:style-name="P14"><text:span text:style-name="T1">GitHu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ong" svg:font-family="Song"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ng" style:font-family-asian="Song"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rb Peyerl</meta:initial-creator>
    <meta:creation-date>2017-10-29T07:21:58.761704000</meta:creation-date>
    <dc:date>2017-10-29T08:18:26.825860000</dc:date>
    <dc:creator>Herb Peyerl</dc:creator>
    <meta:editing-duration>PT15M44S</meta:editing-duration>
    <meta:editing-cycles>2</meta:editing-cycles>
    <meta:generator>LibreOffice/5.4.2.2$MacOSX_X86_64 LibreOffice_project/22b09f6418e8c2d508a9eaf86b2399209b0990f4</meta:generator>
    <meta:document-statistic meta:object-count="136"/>
  </office:meta>
</office:document-meta>
</file>